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4945in"/>
    </style:style>
    <style:style style:name="co2" style:family="table-column">
      <style:table-column-properties fo:break-before="auto" style:column-width="1.156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automatic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0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external leakage (days)</text:p>
          </table:table-cell>
          <table:table-cell office:value-type="string" calcext:value-type="string">
            <text:p>fail to close (days)</text:p>
          </table:table-cell>
          <table:table-cell/>
          <table:table-cell office:value-type="string" calcext:value-type="string">
            <text:p>finv lower</text:p>
          </table:table-cell>
          <table:table-cell office:value-type="string" calcext:value-type="string">
            <text:p>finv upper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FINV(0.95;2*[.A15]-2*[.B15]+2;2*[.B15])" office:value-type="float" office:value="2.14966453482584" calcext:value-type="float">
            <text:p>2.14966453482584</text:p>
          </table:table-cell>
          <table:table-cell table:formula="of:=FINV(0.95;2*[.B15]+2;2*[.A15]-2*[.B15])" office:value-type="float" office:value="2.07065566124294" calcext:value-type="float">
            <text:p>2.0706556612429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p lower</text:p>
          </table:table-cell>
          <table:table-cell office:value-type="string" calcext:value-type="string">
            <text:p>p upper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45" calcext:value-type="float">
            <text:p>245</text:p>
          </table:table-cell>
          <table:table-cell/>
          <table:table-cell table:formula="of:=(1+([.A15]-[.B15]+1)/[.B15]*[.D2])^(-1)" office:value-type="float" office:value="0.258650609748912" calcext:value-type="float">
            <text:p>0.258650609748912</text:p>
          </table:table-cell>
          <table:table-cell table:formula="of:=(1+([.A15]-[.B15])/(([.B15]+1)*[.E2]))^(-1)" office:value-type="float" office:value="0.653068602356907" calcext:value-type="float">
            <text:p>0.65306860235690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p_hat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COUNT([.B2:.B10])/(COUNT([.A2:.B12]))" office:value-type="float" office:value="0.45" calcext:value-type="float">
            <text:p>0.45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formula="of:=COUNT([.A2:.B12])" office:value-type="float" office:value="20" calcext:value-type="float">
            <text:p>20</text:p>
          </table:table-cell>
          <table:table-cell table:formula="of:=COUNT([.B2:.B10])" office:value-type="float" office:value="9" calcext:value-type="float">
            <text:p>9</text:p>
          </table:table-cell>
          <table:table-cell table:number-columns-repeated="3"/>
        </table:table-row>
      </table:table>
      <table:table table:name="p03" table:style-name="ta1"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F P</text:p>
          </table:table-cell>
          <table:table-cell office:value-type="string" calcext:value-type="string">
            <text:p>F K</text:p>
          </table:table-cell>
          <table:table-cell office:value-type="string" calcext:value-type="string">
            <text:p>F G</text:p>
          </table:table-cell>
          <table:table-cell office:value-type="string" calcext:value-type="string">
            <text:p>F V</text:p>
          </table:table-cell>
        </table:table-row>
        <table:table-row table:style-name="ro1">
          <table:table-cell table:formula="of:=COM.MICROSOFT.EXPON.DIST(1000; 0.0000101; 1)" office:value-type="float" office:value="0.0100491662841227" calcext:value-type="float">
            <text:p>0.0100491662841227</text:p>
          </table:table-cell>
          <table:table-cell table:number-columns-repeated="2" office:value-type="float" office:value="0.05" calcext:value-type="float">
            <text:p>0.05</text:p>
          </table:table-cell>
          <table:table-cell table:formula="of:=COM.MICROSOFT.WEIBULL.DIST(1000; 8; 1449; 1)" office:value-type="float" office:value="0.0501564589772709" calcext:value-type="float">
            <text:p>0.050156458977270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table:formula="of:=[.A2]+[.B2]*[.C2]+[.B2]*[.D2]+[.C2]*[.D2]" office:value-type="float" office:value="0.0175648121818498" calcext:value-type="float">
            <text:p>0.0175648121818498</text:p>
          </table:table-cell>
          <table:table-cell table:number-columns-repeated="3"/>
        </table:table-row>
      </table:table>
      <table:table table:name="p05" table:style-name="ta1">
        <table:shapes>
          <draw:frame draw:z-index="0" draw:style-name="gr1" draw:text-style-name="P1" svg:width="6.2988in" svg:height="3.5429in" svg:x="4.3142in" svg:y="2.6504in">
            <draw:object draw:notify-on-update-of-ranges="p05.N16:p05.N16 p05.N17:p05.N22 p05.O16:p05.O16 p05.O17:p05.O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number-columns-repeated="15" table:default-cell-style-name="Default"/>
        <table:table-row table:style-name="ro1">
          <table:table-cell office:value-type="string" calcext:value-type="string">
            <text:p>original</text:p>
          </table:table-cell>
          <table:table-cell table:number-columns-repeated="3"/>
          <table:table-cell office:value-type="string" calcext:value-type="string">
            <text:p>sort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0</text:p>
          </table:table-cell>
          <table:table-cell office:value-type="string" calcext:value-type="string">
            <text:p>temp0</text:p>
          </table:table-cell>
          <table:table-cell office:value-type="string" calcext:value-type="string">
            <text:p>brand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 censored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temp censore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rev rank</text:p>
          </table:table-cell>
          <table:table-cell office:value-type="string" calcext:value-type="string">
            <text:p>(nj-1)/nj</text:p>
          </table:table-cell>
          <table:table-cell office:value-type="string" calcext:value-type="string">
            <text:p>Rhat</text:p>
          </table:table-cell>
          <table:table-cell office:value-type="string" calcext:value-type="string">
            <text:p>log t</text:p>
          </table:table-cell>
          <table:table-cell office:value-type="string" calcext:value-type="string">
            <text:p>loglogRhatinv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veo</text:p>
          </table:table-cell>
          <table:table-cell/>
          <table:table-cell table:number-matrix-columns-spanned="1" table:number-matrix-rows-spanned="12" table:formula="of:=COM.MICROSOFT.SORT([.A3:.A14])" office:value-type="float" office:value="25" calcext:value-type="float">
            <text:p>25</text:p>
          </table:table-cell>
          <table:table-cell table:formula="of:=25" office:value-type="float" office:value="25" calcext:value-type="float">
            <text:p>25</text:p>
          </table:table-cell>
          <table:table-cell table:style-name="ce1" table:number-matrix-columns-spanned="1" table:number-matrix-rows-spanned="12" table:formula="of:=COM.MICROSOFT.SORTBY([.C3:.C14];[.A3:.A14])" office:value-type="string" office:string-value="bird" calcext:value-type="string">
            <text:p>bird</text:p>
          </table:table-cell>
          <table:table-cell table:number-matrix-columns-spanned="1" table:number-matrix-rows-spanned="12" table:formula="of:=COM.MICROSOFT.SORTBY([.B3:.B14];[.A3:.A14])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matrix-columns-spanned="1" table:number-matrix-rows-spanned="12" table:formula="of:=COM.MICROSOFT.SORT([.J3:.J14];;-1)" office:value-type="float" office:value="12" calcext:value-type="float">
            <text:p>12</text:p>
          </table:table-cell>
          <table:table-cell table:formula="of:=IF(NOT(ISBLANK([.F3])); ([.K3]-1)/[.K3]; blank())" office:value-type="float" office:value="0.916666666666667" calcext:value-type="float">
            <text:p>0.916666666666667</text:p>
          </table:table-cell>
          <table:table-cell table:formula="of:=[.L3]*1" office:value-type="float" office:value="0.916666666666667" calcext:value-type="float">
            <text:p>0.916666666666667</text:p>
          </table:table-cell>
          <table:table-cell table:formula="of:=LN([.F3])" office:value-type="float" office:value="3.2188758248682" calcext:value-type="float">
            <text:p>3.2188758248682</text:p>
          </table:table-cell>
          <table:table-cell table:formula="of:=LN(LN(1/[.M3]))" office:value-type="float" office:value="-2.44171639888146" calcext:value-type="float">
            <text:p>-2.4417163988814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veo</text:p>
          </table:table-cell>
          <table:table-cell/>
          <table:table-cell office:value-type="float" office:value="43" calcext:value-type="float">
            <text:p>43</text:p>
          </table:table-cell>
          <table:table-cell table:formula="of:=43" office:value-type="float" office:value="43" calcext:value-type="float">
            <text:p>43</text:p>
          </table:table-cell>
          <table:table-cell office:value-type="string" office:string-value="veo" calcext:value-type="string">
            <text:p>veo</text:p>
          </table:table-cell>
          <table:table-cell office:value-type="float" office:value="74" calcext:value-type="float">
            <text:p>74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IF(NOT(ISBLANK([.F4])); ([.K4]-1)/[.K4]; blank())" office:value-type="float" office:value="0.909090909090909" calcext:value-type="float">
            <text:p>0.909090909090909</text:p>
          </table:table-cell>
          <table:table-cell table:formula="of:=[.L4]*[.M3]" office:value-type="float" office:value="0.833333333333333" calcext:value-type="float">
            <text:p>0.833333333333333</text:p>
          </table:table-cell>
          <table:table-cell table:formula="of:=LN([.F4])" office:value-type="float" office:value="3.76120011569356" calcext:value-type="float">
            <text:p>3.76120011569356</text:p>
          </table:table-cell>
          <table:table-cell table:formula="of:=LN(LN(1/[.M4]))" office:value-type="float" office:value="-1.7019833552815" calcext:value-type="float">
            <text:p>-1.70198335528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veo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string" office:string-value="lyft" calcext:value-type="string">
            <text:p>lyft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lime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9" calcext:value-type="float">
            <text:p>79</text:p>
          </table:table-cell>
          <table:table-cell office:value-type="string" office:string-value="veo" calcext:value-type="string">
            <text:p>veo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IF(NOT(ISBLANK([.F6])); ([.K6]-1)/[.K6]; blank())" office:value-type="float" office:value="0.888888888888889" calcext:value-type="float">
            <text:p>0.888888888888889</text:p>
          </table:table-cell>
          <table:table-cell table:formula="of:=[.L6]*[.M4]" office:value-type="float" office:value="0.740740740740741" calcext:value-type="float">
            <text:p>0.740740740740741</text:p>
          </table:table-cell>
          <table:table-cell table:formula="of:=LN([.F6])" office:value-type="float" office:value="4.36944785246702" calcext:value-type="float">
            <text:p>4.36944785246702</text:p>
          </table:table-cell>
          <table:table-cell table:formula="of:=LN(LN(1/[.M6]))" office:value-type="float" office:value="-1.20362422358613" calcext:value-type="float">
            <text:p>-1.2036242235861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ime</text:p>
          </table:table-cell>
          <table:table-cell/>
          <table:table-cell office:value-type="float" office:value="92" calcext:value-type="float">
            <text:p>92</text:p>
          </table:table-cell>
          <table:table-cell/>
          <table:table-cell office:value-type="string" office:string-value="lime" calcext:value-type="string">
            <text:p>lime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ime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03" calcext:value-type="float">
            <text:p>103</text:p>
          </table:table-cell>
          <table:table-cell office:value-type="string" office:string-value="veo" calcext:value-type="string">
            <text:p>veo</text:p>
          </table:table-cell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IF(NOT(ISBLANK([.F8])); ([.K8]-1)/[.K8]; blank())" office:value-type="float" office:value="0.857142857142857" calcext:value-type="float">
            <text:p>0.857142857142857</text:p>
          </table:table-cell>
          <table:table-cell table:formula="of:=[.L8]*[.M6]" office:value-type="float" office:value="0.634920634920635" calcext:value-type="float">
            <text:p>0.634920634920635</text:p>
          </table:table-cell>
          <table:table-cell table:formula="of:=LN([.F8])" office:value-type="float" office:value="4.63472898822964" calcext:value-type="float">
            <text:p>4.63472898822964</text:p>
          </table:table-cell>
          <table:table-cell table:formula="of:=LN(LN(1/[.M8]))" office:value-type="float" office:value="-0.789095965218239" calcext:value-type="float">
            <text:p>-0.7890959652182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ird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string" office:string-value="lyft" calcext:value-type="string">
            <text:p>lyft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ird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string" office:string-value="lime" calcext:value-type="string">
            <text:p>lime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ird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17" calcext:value-type="float">
            <text:p>117</text:p>
          </table:table-cell>
          <table:table-cell office:value-type="string" office:string-value="bird" calcext:value-type="string">
            <text:p>bird</text:p>
          </table:table-cell>
          <table:table-cell office:value-type="float" office:value="71" calcext:value-type="float">
            <text:p>71</text:p>
          </table:table-cell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IF(NOT(ISBLANK([.F11])); ([.K11]-1)/[.K11]; blank())" office:value-type="float" office:value="0.75" calcext:value-type="float">
            <text:p>0.75</text:p>
          </table:table-cell>
          <table:table-cell table:formula="of:=[.L11]*[.M8]" office:value-type="float" office:value="0.476190476190476" calcext:value-type="float">
            <text:p>0.476190476190476</text:p>
          </table:table-cell>
          <table:table-cell table:formula="of:=LN([.F11])" office:value-type="float" office:value="4.76217393479776" calcext:value-type="float">
            <text:p>4.76217393479776</text:p>
          </table:table-cell>
          <table:table-cell table:formula="of:=LN(LN(1/[.M11]))" office:value-type="float" office:value="-0.298490480445633" calcext:value-type="float">
            <text:p>-0.29849048044563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yft</text:p>
          </table:table-cell>
          <table:table-cell/>
          <table:table-cell office:value-type="float" office:value="139" calcext:value-type="float">
            <text:p>139</text:p>
          </table:table-cell>
          <table:table-cell/>
          <table:table-cell office:value-type="string" office:string-value="lime" calcext:value-type="string">
            <text:p>lime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yft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48" calcext:value-type="float">
            <text:p>148</text:p>
          </table:table-cell>
          <table:table-cell office:value-type="string" office:string-value="bird" calcext:value-type="string">
            <text:p>bird</text:p>
          </table:table-cell>
          <table:table-cell office:value-type="float" office:value="70" calcext:value-type="float">
            <text:p>70</text:p>
          </table:table-cell>
          <table:table-cell office:value-type="float" office:value="148" calcext:value-type="float">
            <text:p>14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IF(NOT(ISBLANK([.F13])); ([.K13]-1)/[.K13]; blank())" office:value-type="float" office:value="0.5" calcext:value-type="float">
            <text:p>0.5</text:p>
          </table:table-cell>
          <table:table-cell table:formula="of:=[.L13]*[.M11]" office:value-type="float" office:value="0.238095238095238" calcext:value-type="float">
            <text:p>0.238095238095238</text:p>
          </table:table-cell>
          <table:table-cell table:formula="of:=LN([.F13])" office:value-type="float" office:value="4.99721227376412" calcext:value-type="float">
            <text:p>4.99721227376412</text:p>
          </table:table-cell>
          <table:table-cell table:formula="of:=LN(LN(1/[.M13]))" office:value-type="float" office:value="0.361223750117535" calcext:value-type="float">
            <text:p>0.3612237501175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lyft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string" office:string-value="lyft" calcext:value-type="string">
            <text:p>lyft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log t</text:p>
          </table:table-cell>
          <table:table-cell office:value-type="string" calcext:value-type="string">
            <text:p>loglogRhatinv</text:p>
          </table:table-cell>
        </table:table-row>
        <table:table-row table:style-name="ro1">
          <table:table-cell table:number-columns-repeated="13"/>
          <table:table-cell office:value-type="float" office:value="3.2188758248682" calcext:value-type="float">
            <text:p>3.2188758248682</text:p>
          </table:table-cell>
          <table:table-cell office:value-type="float" office:value="-2.44171639888146" calcext:value-type="float">
            <text:p>-2.44171639888146</text:p>
          </table:table-cell>
        </table:table-row>
        <table:table-row table:style-name="ro1">
          <table:table-cell table:number-columns-repeated="13"/>
          <table:table-cell office:value-type="float" office:value="3.76120011569356" calcext:value-type="float">
            <text:p>3.76120011569356</text:p>
          </table:table-cell>
          <table:table-cell office:value-type="float" office:value="-1.7019833552815" calcext:value-type="float">
            <text:p>-1.7019833552815</text:p>
          </table:table-cell>
        </table:table-row>
        <table:table-row table:style-name="ro1">
          <table:table-cell table:number-columns-repeated="13"/>
          <table:table-cell office:value-type="float" office:value="4.36944785246702" calcext:value-type="float">
            <text:p>4.36944785246702</text:p>
          </table:table-cell>
          <table:table-cell office:value-type="float" office:value="-1.20362422358613" calcext:value-type="float">
            <text:p>-1.20362422358613</text:p>
          </table:table-cell>
        </table:table-row>
        <table:table-row table:style-name="ro1">
          <table:table-cell table:number-columns-repeated="13"/>
          <table:table-cell office:value-type="float" office:value="4.63472898822964" calcext:value-type="float">
            <text:p>4.63472898822964</text:p>
          </table:table-cell>
          <table:table-cell office:value-type="float" office:value="-0.789095965218239" calcext:value-type="float">
            <text:p>-0.789095965218239</text:p>
          </table:table-cell>
        </table:table-row>
        <table:table-row table:style-name="ro1">
          <table:table-cell table:number-columns-repeated="13"/>
          <table:table-cell office:value-type="float" office:value="4.76217393479776" calcext:value-type="float">
            <text:p>4.76217393479776</text:p>
          </table:table-cell>
          <table:table-cell office:value-type="float" office:value="-0.298490480445633" calcext:value-type="float">
            <text:p>-0.298490480445633</text:p>
          </table:table-cell>
        </table:table-row>
        <table:table-row table:style-name="ro1">
          <table:table-cell table:number-columns-repeated="13"/>
          <table:table-cell office:value-type="float" office:value="4.99721227376412" calcext:value-type="float">
            <text:p>4.99721227376412</text:p>
          </table:table-cell>
          <table:table-cell office:value-type="float" office:value="0.361223750117535" calcext:value-type="float">
            <text:p>0.361223750117535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Va</text:p>
          </table:table-cell>
          <table:table-cell/>
        </table:table-row>
        <table:table-row table:style-name="ro1">
          <table:table-cell table:number-columns-repeated="13"/>
          <table:table-cell table:formula="of:=VAR([.I3:.I13])" office:value-type="float" office:value="868.266666666667" calcext:value-type="float">
            <text:p>868.266666666667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EA</text:p>
          </table:table-cell>
          <table:table-cell/>
        </table:table-row>
        <table:table-row table:style-name="ro1">
          <table:table-cell table:number-columns-repeated="13"/>
          <table:table-cell table:formula="of:=AVERAGE([.I3:.I13])" office:value-type="float" office:value="99.3333333333333" calcext:value-type="float">
            <text:p>99.333333333333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Vai Srivastava</meta:initial-creator>
    <meta:creation-date>2025-05-15T09:18:01.970010000</meta:creation-date>
    <meta:generator>LibreOffice/25.2.1.2$MacOSX_AARCH64 LibreOffice_project/d3abf4aee5fd705e4a92bba33a32f40bc4e56f49</meta:generator>
    <dc:date>2025-05-15T11:57:20.857712000</dc:date>
    <dc:creator>Vai Srivastava</dc:creator>
    <meta:editing-duration>PT27M12S</meta:editing-duration>
    <meta:editing-cycles>2</meta:editing-cycles>
    <meta:document-statistic meta:table-count="3" meta:cell-count="21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auto-position="true" chart:visible="fals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weibull trend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1cm" svg:stroke-color="#004586"/>
    </style:style>
    <style:style style:name="ch9" style:family="chart">
      <style:text-properties fo:color="#0000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</office:automatic-styles>
  <office:body>
    <office:chart>
      <chart:chart svg:width="16cm" svg:height="9cm" xlink:href=".." xlink:type="simple" chart:class="chart:scatter" chart:style-name="ch1">
        <chart:title svg:x="0cm" svg:y="0cm" chart:style-name="ch2">
          <text:p>Title</text:p>
        </chart:title>
        <chart:subtitle svg:x="0cm" svg:y="0cm" chart:style-name="ch2">
          <text:p><text:span text:style-name="T1">Subtitle</text:span></text:p>
        </chart:subtitle>
        <chart:legend chart:legend-position="end" svg:x="12.501cm" svg:y="3.955cm" style:legend-expansion="high" chart:style-name="ch3"/>
        <chart:plot-area chart:style-name="ch4" svg:x="0.32cm" svg:y="0.18cm" svg:width="11.861cm" svg:height="8.64cm">
          <chart:coordinate-region svg:x="1.185cm" svg:y="0.378cm" svg:width="10.748cm" svg:height="8.24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p05.O17:p05.O22" chart:label-cell-address="p05.O16:p05.O16" chart:class="chart:scatter">
            <chart:domain table:cell-range-address="p05.N17:p05.N22"/>
            <chart:regression-curve chart:style-name="ch8">
              <chart:equation chart:display-equation="true" chart:display-r-square="true" svg:x="3.646cm" svg:y="7.077cm" chart:style-name="ch9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loglogRhatinv</text:p>
                <draw:g>
                  <svg:desc>p05.O16:p05.O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2188758248682">
                <text:p>3.2188758248682</text:p>
                <draw:g>
                  <svg:desc>p05.N17:p05.N22</svg:desc>
                </draw:g>
              </table:table-cell>
              <table:table-cell office:value-type="float" office:value="-2.44171639888146">
                <text:p>-2.44171639888146</text:p>
                <draw:g>
                  <svg:desc>p05.O17:p05.O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76120011569356">
                <text:p>3.76120011569356</text:p>
              </table:table-cell>
              <table:table-cell office:value-type="float" office:value="-1.7019833552815">
                <text:p>-1.70198335528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6944785246702">
                <text:p>4.36944785246702</text:p>
              </table:table-cell>
              <table:table-cell office:value-type="float" office:value="-1.20362422358613">
                <text:p>-1.203624223586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63472898822964">
                <text:p>4.63472898822964</text:p>
              </table:table-cell>
              <table:table-cell office:value-type="float" office:value="-0.789095965218239">
                <text:p>-0.7890959652182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76217393479776">
                <text:p>4.76217393479776</text:p>
              </table:table-cell>
              <table:table-cell office:value-type="float" office:value="-0.298490480445633">
                <text:p>-0.2984904804456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99721227376412">
                <text:p>4.99721227376412</text:p>
              </table:table-cell>
              <table:table-cell office:value-type="float" office:value="0.361223750117535">
                <text:p>0.3612237501175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MacOSX_AARCH64 LibreOffice_project/d3abf4aee5fd705e4a92bba33a32f40bc4e56f49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